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text-properties style:font-name="Arial" officeooo:paragraph-rsid="0005ca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finição do trabalho</text:p>
      <text:p text:style-name="P2">Ayrton Cavalieri, Caio Gomes Franco</text:p>
      <text:p text:style-name="P3"/>
      <text:p text:style-name="P1"><text:s/><text:tab/>Nosso trabalho vai modelar um software que dará suporte às atividades de uma academia local, focando nos principais atores: Gerente/Secretários, Professores e Alunos.</text:p>
      <text:p text:style-name="P1"/>
      <text:p text:style-name="P1"><text:tab/>O sistema deve permitir que o gerente e/ou secretários registrem novos alunos, controle os pagamentos, registrem novos equipamentos e consultem e/ou editem qualquer um dos mesmos.</text:p>
      <text:p text:style-name="P1"/>
      <text:p text:style-name="P1"><text:tab/>Para os professores, o sistema deve permitir que eles consultem a matrícula de </text:p>
      <text:p text:style-name="P1">um aluno, e gerencie os seus respectivos treinos.</text:p>
      <text:p text:style-name="P1"/>
      <text:p text:style-name="P4"><text:tab/>O sistema deve permitir que o aluno acesse, pelo celular ou uma máquina local, sua matrícula e tenha acesso aos treinos disponibilizados pelo seu professor e até poder imprimi-los em um dispositivo local presente dentro da academia. </text:p>
      <text:p text:style-name="P1"/>
      <text:p text:style-name="P1"><text:s text:c="2"/>Obs.: Ainda vamos encontrar com o gerente e dono da academia para o descobrimento de novos requisitos ou funcionalidade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31T20:38:29.683000000</meta:creation-date>
    <dc:date>2022-08-31T20:40:43.189000000</dc:date>
    <meta:editing-duration>PT2M15S</meta:editing-duration>
    <meta:editing-cycles>1</meta:editing-cycles>
    <meta:document-statistic meta:table-count="0" meta:image-count="0" meta:object-count="0" meta:page-count="1" meta:paragraph-count="8" meta:word-count="134" meta:character-count="890" meta:non-whitespace-character-count="755"/>
    <meta:generator>LibreOffice/7.3.5.2$Windows_X86_64 LibreOffice_project/184fe81b8c8c30d8b5082578aee2fed2ea847c01</meta:generator>
  </office:meta>
</office:document-meta>
</file>